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70f2" officeooo:paragraph-rsid="000d70f2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Standard">
      <style:text-properties officeooo:rsid="000d70f2" officeooo:paragraph-rsid="000d70f2"/>
    </style:style>
    <style:style style:name="T1" style:family="text">
      <style:text-properties officeooo:rsid="000d70f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3f706419-7fff-2bf5-cb17-67f3e64140f5"/></text:p>
      <text:list xml:id="list3255388113" text:style-name="L4">
        <text:list-item>
          <text:p text:style-name="P4">Apresente as diferenças entre biblioteca estática e dinâmica.</text:p>
        </text:list-item>
        <text:list-item>
          <text:p text:style-name="P4">Uma aplicação trabalha com um vetor de grafos criados com listas em que cada elemento do grafo armazena uma matriz tridimensional de listas genéricas. Apresente os módulos e interfaces desta aplicação explicando os relacionamentos cliente-servidor, interface fornecida por 3ºs e as principais funções de acesso.</text:p>
        </text:list-item>
        <text:list-item>
          <text:p text:style-name="P4">Dê um exemplo de callback diferente do <text:span text:style-name="T1">apresentado</text:span> em aula.</text:p>
        </text:list-item>
        <text:list-item>
          <text:p text:style-name="P4">Qual é a relação entre os conceitos de baseline, desenvolvimento incremental e aprimoramento individual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8:26:51.863000000</meta:creation-date>
    <dc:date>2019-03-20T18:38:26.752000000</dc:date>
    <meta:editing-duration>PT30S</meta:editing-duration>
    <meta:editing-cycles>1</meta:editing-cycles>
    <meta:document-statistic meta:table-count="0" meta:image-count="0" meta:object-count="0" meta:page-count="1" meta:paragraph-count="4" meta:word-count="81" meta:character-count="543" meta:non-whitespace-character-count="470"/>
    <meta:generator>LibreOffice/6.2.1.2$Windows_X86_64 LibreOffice_project/7bcb35dc3024a62dea0caee87020152d1ee96e71</meta:generator>
  </office:meta>
</office:document-meta>
</file>